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ed1c24"/>
      <style:paragraph-properties fo:text-align="center"/>
    </style:style>
    <style:style style:name="P13" style:family="paragraph">
      <loext:graphic-properties draw:fill-color="#ffff38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4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24.0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19.0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3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3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5" draw:layer="layout" svg:width="11.637cm" svg:height="8.783cm" svg:x="1.2cm" svg:y="8.417cm">
          <draw:text-box>
            <text:p text:style-name="P14">Sus hijos serán como el, un tablero con una ficha.</text:p>
            <text:p text:style-name="P14">Pero no deben ser iguales, </text:p>
            <text:p text:style-name="P14">así que la ficha estará en otra posición.</text:p>
            <text:p text:style-name="P14"/>
            <text:p text:style-name="P14">Digamos que la ficha solo puede moverse una casilla en cada generación </text:p>
            <text:p text:style-name="P14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6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7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6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19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7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6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19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6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7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6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19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7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7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2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30" draw:text-style-name="P16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23T17:28:45.397000000</dc:date>
    <meta:editing-duration>PT3H20M50S</meta:editing-duration>
    <meta:editing-cycles>50</meta:editing-cycles>
    <meta:generator>LibreOffice/7.3.5.2$Windows_X86_64 LibreOffice_project/184fe81b8c8c30d8b5082578aee2fed2ea847c01</meta:generator>
    <meta:document-statistic meta:object-count="159"/>
  </office:meta>
</office:document-meta>
</file>